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3" draw:name="Title 4" svg:x="0.96181in" svg:y="3in" svg:width="9.13819in" svg:height="1.67992in" presentation:class="title" presentation:placeholder="false">
          <draw:text-box>
            <text:p text:style-name="a572" text:class-names="" text:cond-style-name=""><text:span text:style-name="a571" text:class-names="">Session 13: <text:line-break/>Practice 4</text:span></text:p>
          </draw:text-box>
          <svg:title/>
          <svg:desc/>
        </draw:frame>
        <draw:frame draw:id="id77" presentation:style-name="a580" draw:name="Title 5" svg:x="7.9in" svg:y="6.10276in" svg:width="2.7in" svg:height="0.99724in" presentation:class="title" presentation:placeholder="false">
          <draw:text-box>
            <text:p text:style-name="a579" text:class-names="" text:cond-style-name=""><text:span text:style-name="a574" text:class-names="">Course</text:span><text:span text:style-name="a575" text:class-names=""><text:s text:c="1"/></text:span><text:span text:style-name="a576" text:class-names=""><text:line-break/></text:span><text:span text:style-name="a577" text:class-names="">2021-2022</text:span><text:span text:style-name="a578" text:class-names=""/></text:p>
          </draw:text-box>
          <svg:title/>
          <svg:desc/>
        </draw:frame>
        <presentation:notes draw:style-name="a586">
          <draw:frame draw:id="id78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4" draw:name="Slide Image Placeholder 1">
            <svg:title/>
            <svg:desc/>
          </draw:page-thumbnail>
          <draw:frame draw:id="id80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dc:creator>david roldan alvarez</dc:creator>
    <meta:creation-date>2016-09-12T08:43:18Z</meta:creation-date>
    <dc:date>2022-03-16T08:47:44Z</dc:date>
    <meta:print-date>2017-10-04T10:42:29Z</meta:print-date>
    <meta:editing-cycles>503</meta:editing-cycles>
    <meta:editing-duration>PT680877S</meta:editing-duration>
    <meta:document-statistic meta:paragraph-count="4" meta:word-count="15"/>
  </office:meta>
</office:document-meta>
</file>